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d7"/>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fill-color="#bbe33d" draw:textarea-horizontal-align="justify" draw:textarea-vertical-align="middle" draw:auto-grow-height="false" fo:min-height="0.957cm" fo:min-width="1.088cm"/>
    </style:style>
    <style:style style:name="P1" style:family="paragraph">
      <loext:graphic-properties draw:fill="none" draw:fill-color="#ffffff"/>
    </style:style>
    <style:style style:name="P2" style:family="paragraph">
      <loext:graphic-properties draw:fill-color="#bbe33d"/>
      <style:paragraph-properties fo:text-align="center"/>
    </style:style>
    <style:style style:name="T1" style:family="text">
      <style:text-properties fo:font-size="48pt" style:font-size-asian="48pt" style:font-size-complex="48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768cm" svg:height="2.143cm" svg:x="8.366cm" svg:y="5.826cm">
          <draw:text-box>
            <text:p><text:span text:style-name="T1">Python</text:span></text:p>
          </draw:text-box>
        </draw:frame>
        <draw:frame draw:style-name="gr1" draw:text-style-name="P1" draw:layer="layout" svg:width="3.783cm" svg:height="1.987cm" svg:x="15.478cm" svg:y="11.541cm">
          <draw:text-box>
            <text:p><text:span text:style-name="T2">UML</text:span></text:p>
          </draw:text-box>
        </draw:frame>
        <draw:frame draw:style-name="gr1" draw:text-style-name="P1" draw:layer="layout" svg:width="1.772cm" svg:height="0.962cm" svg:x="17.129cm" svg:y="6.969cm">
          <draw:text-box>
            <text:p>PDF</text:p>
          </draw:text-box>
        </draw:frame>
        <draw:frame draw:style-name="gr1" draw:text-style-name="P1" draw:layer="layout" svg:width="1.878cm" svg:height="0.962cm" svg:x="6.08cm" svg:y="12.049cm">
          <draw:text-box>
            <text:p>PNG</text:p>
          </draw:text-box>
        </draw:frame>
        <draw:frame draw:style-name="gr1" draw:text-style-name="P1" draw:layer="layout" svg:width="1.565cm" svg:height="0.962cm" svg:x="9.722cm" svg:y="14.135cm">
          <draw:text-box>
            <text:p>GIF</text:p>
          </draw:text-box>
        </draw:frame>
        <draw:frame draw:style-name="gr1" draw:text-style-name="P1" draw:layer="layout" svg:width="1.878cm" svg:height="0.962cm" svg:x="14.997cm" svg:y="14.589cm">
          <draw:text-box>
            <text:p>BMP</text:p>
          </draw:text-box>
        </draw:frame>
        <draw:frame draw:style-name="gr1" draw:text-style-name="P1" draw:layer="layout" svg:width="1.738cm" svg:height="0.962cm" svg:x="20.431cm" svg:y="10.779cm">
          <draw:text-box>
            <text:p>JPG</text:p>
          </draw:text-box>
        </draw:frame>
        <draw:custom-shape draw:style-name="gr2" draw:text-style-name="P2" draw:layer="layout" svg:width="3.175cm" svg:height="2.413cm" svg:x="12.049cm" svg:y="9.128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ddddd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initial-creator>Humberto Sanchez II</meta:initial-creator>
    <meta:creation-date>2020-08-04T13:02:30.661405559</meta:creation-date>
    <dc:date>2020-08-04T13:13:31.804713235</dc:date>
    <dc:creator>Humberto Sanchez II</dc:creator>
    <meta:editing-duration>PT10M59S</meta:editing-duration>
    <meta:editing-cycles>5</meta:editing-cycles>
    <meta:generator>LibreOffice/6.4.4.2$MacOSX_X86_64 LibreOffice_project/3d775be2011f3886db32dfd395a6a6d1ca2630ff</meta:generator>
    <meta:document-statistic meta:object-count="8"/>
  </office:meta>
</office:document-meta>
</file>